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d5df" officeooo:paragraph-rsid="001fd5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ING</text:p>
      <text:p text:style-name="P1"/>
      <text:p text:style-name="P1">Date: 29/5/2016</text:p>
      <text:p text:style-name="P1">Version : 1</text:p>
      <text:p text:style-name="P1">Author: Tran Lam</text:p>
      <text:p text:style-name="P1"/>
      <text:p text:style-name="P1"/>
      <text:p text:style-name="P1">Introduction: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22:16:30.912363977</meta:creation-date>
    <meta:generator>LibreOffice/5.0.3.2$Linux_X86_64 LibreOffice_project/00m0$Build-2</meta:generator>
    <dc:date>2016-05-29T23:15:46.709026096</dc:date>
    <meta:editing-duration>PT43M51S</meta:editing-duration>
    <meta:editing-cycles>1</meta:editing-cycles>
    <meta:document-statistic meta:table-count="0" meta:image-count="0" meta:object-count="0" meta:page-count="1" meta:paragraph-count="5" meta:word-count="10" meta:character-count="62" meta:non-whitespace-character-count="57"/>
  </office:meta>
</office:document-meta>
</file>